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officeooo:rsid="055aa59f"/>
    </style:style>
    <style:style style:name="T187" style:family="text">
      <style:text-properties style:text-position="super 58%" officeooo:rsid="055ca199"/>
    </style:style>
    <style:style style:name="T188" style:family="text">
      <style:text-properties style:text-position="super 58%" officeooo:rsid="055ffa69"/>
    </style:style>
    <style:style style:name="T189" style:family="text">
      <style:text-properties style:text-position="super 58%" fo:font-style="italic" style:font-style-asian="italic" style:font-style-complex="italic"/>
    </style:style>
    <style:style style:name="T190" style:family="text">
      <style:text-properties style:text-position="super 58%" fo:font-style="italic" officeooo:rsid="05617c96" style:font-style-asian="italic" style:font-style-complex="italic"/>
    </style:style>
    <style:style style:name="T191" style:family="text">
      <style:text-properties style:text-position="super 58%" fo:font-style="italic" officeooo:rsid="05684967" style:font-style-asian="italic" style:font-style-complex="italic"/>
    </style:style>
    <style:style style:name="T192" style:family="text">
      <style:text-properties style:text-position="super 58%" officeooo:rsid="05617c96"/>
    </style:style>
    <style:style style:name="T193" style:family="text">
      <style:text-properties style:text-position="super 58%" officeooo:rsid="05645bf9"/>
    </style:style>
    <style:style style:name="T194" style:family="text">
      <style:text-properties style:text-position="super 58%" officeooo:rsid="0566db2b"/>
    </style:style>
    <style:style style:name="T195" style:family="text">
      <style:text-properties style:text-position="super 58%" officeooo:rsid="056ebcc6"/>
    </style:style>
    <style:style style:name="T196" style:family="text">
      <style:text-properties style:text-position="super 58%" officeooo:rsid="0570155f"/>
    </style:style>
    <style:style style:name="T197" style:family="text">
      <style:text-properties style:text-position="super 58%" officeooo:rsid="0570f5e1"/>
    </style:style>
    <style:style style:name="T198" style:family="text">
      <style:text-properties style:text-position="super 58%" officeooo:rsid="05730419"/>
    </style:style>
    <style:style style:name="T199" style:family="text">
      <style:text-properties style:text-position="super 58%" officeooo:rsid="05747bea"/>
    </style:style>
    <style:style style:name="T200" style:family="text">
      <style:text-properties style:text-position="super 58%" officeooo:rsid="05763238"/>
    </style:style>
    <style:style style:name="T201" style:family="text">
      <style:text-properties style:text-position="super 58%" officeooo:rsid="0577dea9"/>
    </style:style>
    <style:style style:name="T202" style:family="text">
      <style:text-properties style:text-position="super 58%" officeooo:rsid="0577e1b5"/>
    </style:style>
    <style:style style:name="T203" style:family="text">
      <style:text-properties style:text-position="super 58%" officeooo:rsid="0579d752"/>
    </style:style>
    <style:style style:name="T204" style:family="text">
      <style:text-properties style:text-position="super 58%" officeooo:rsid="0579fe42"/>
    </style:style>
    <style:style style:name="T205" style:family="text">
      <style:text-properties style:text-position="super 58%" officeooo:rsid="057b5ec9"/>
    </style:style>
    <style:style style:name="T206" style:family="text">
      <style:text-properties style:text-position="super 58%" officeooo:rsid="057d77bb"/>
    </style:style>
    <style:style style:name="T207" style:family="text">
      <style:text-properties style:text-position="super 58%" officeooo:rsid="05829fd9"/>
    </style:style>
    <style:style style:name="T208" style:family="text">
      <style:text-properties officeooo:rsid="04c9a509"/>
    </style:style>
    <style:style style:name="T209" style:family="text">
      <style:text-properties officeooo:rsid="04cb73aa"/>
    </style:style>
    <style:style style:name="T210" style:family="text">
      <style:text-properties officeooo:rsid="04cc9b85"/>
    </style:style>
    <style:style style:name="T211" style:family="text">
      <style:text-properties fo:font-style="italic" style:font-style-asian="italic" style:font-style-complex="italic"/>
    </style:style>
    <style:style style:name="T212" style:family="text">
      <style:text-properties fo:font-style="italic" officeooo:rsid="04cc9b85" style:font-style-asian="italic" style:font-style-complex="italic"/>
    </style:style>
    <style:style style:name="T213" style:family="text">
      <style:text-properties fo:font-style="italic" officeooo:rsid="04d6364a" style:font-style-asian="italic" style:font-style-complex="italic"/>
    </style:style>
    <style:style style:name="T214" style:family="text">
      <style:text-properties fo:font-style="italic" officeooo:rsid="051289a9" style:font-style-asian="italic" style:font-style-complex="italic"/>
    </style:style>
    <style:style style:name="T215" style:family="text">
      <style:text-properties fo:font-style="italic" officeooo:rsid="0519cb47" style:font-style-asian="italic" style:font-style-complex="italic"/>
    </style:style>
    <style:style style:name="T216" style:family="text">
      <style:text-properties fo:font-style="italic" officeooo:rsid="05229e0e" style:font-style-asian="italic" style:font-style-complex="italic"/>
    </style:style>
    <style:style style:name="T217" style:family="text">
      <style:text-properties fo:font-style="italic" officeooo:rsid="0549a8fd" style:font-style-asian="italic" style:font-style-complex="italic"/>
    </style:style>
    <style:style style:name="T218" style:family="text">
      <style:text-properties fo:font-style="italic" officeooo:rsid="054e1932" style:font-style-asian="italic" style:font-style-complex="italic"/>
    </style:style>
    <style:style style:name="T219" style:family="text">
      <style:text-properties fo:font-style="italic" officeooo:rsid="05617c96" style:font-style-asian="italic" style:font-style-complex="italic"/>
    </style:style>
    <style:style style:name="T220" style:family="text">
      <style:text-properties fo:font-style="italic" officeooo:rsid="05684967" style:font-style-asian="italic" style:font-style-complex="italic"/>
    </style:style>
    <style:style style:name="T221" style:family="text">
      <style:text-properties fo:font-style="italic" officeooo:rsid="05685321" style:font-style-asian="italic" style:font-style-complex="italic"/>
    </style:style>
    <style:style style:name="T222" style:family="text">
      <style:text-properties fo:font-style="italic" officeooo:rsid="05645bf9" style:font-style-asian="italic" style:font-style-complex="italic"/>
    </style:style>
    <style:style style:name="T223" style:family="text">
      <style:text-properties fo:font-style="italic" officeooo:rsid="0569488c" style:font-style-asian="italic" style:font-style-complex="italic"/>
    </style:style>
    <style:style style:name="T224" style:family="text">
      <style:text-properties fo:font-style="italic" officeooo:rsid="056b47a9" style:font-style-asian="italic" style:font-style-complex="italic"/>
    </style:style>
    <style:style style:name="T225" style:family="text">
      <style:text-properties fo:font-style="italic" officeooo:rsid="056cbd94" style:font-style-asian="italic" style:font-style-complex="italic"/>
    </style:style>
    <style:style style:name="T226" style:family="text">
      <style:text-properties fo:font-style="italic" officeooo:rsid="057db732" style:font-style-asian="italic" style:font-style-complex="italic"/>
    </style:style>
    <style:style style:name="T227" style:family="text">
      <style:text-properties fo:font-style="italic" officeooo:rsid="057f71a0" style:font-style-asian="italic" style:font-style-complex="italic"/>
    </style:style>
    <style:style style:name="T228" style:family="text">
      <style:text-properties fo:font-style="italic" officeooo:rsid="05829fd9" style:font-style-asian="italic" style:font-style-complex="italic"/>
    </style:style>
    <style:style style:name="T229" style:family="text">
      <style:text-properties fo:font-style="italic" officeooo:rsid="058dcee0" style:font-style-asian="italic" style:font-style-complex="italic"/>
    </style:style>
    <style:style style:name="T230" style:family="text">
      <style:text-properties officeooo:rsid="04ccaae3"/>
    </style:style>
    <style:style style:name="T231" style:family="text">
      <style:text-properties officeooo:rsid="04d08112"/>
    </style:style>
    <style:style style:name="T232" style:family="text">
      <style:text-properties officeooo:rsid="04d1d0fa"/>
    </style:style>
    <style:style style:name="T233" style:family="text">
      <style:text-properties officeooo:rsid="04d24b16"/>
    </style:style>
    <style:style style:name="T234" style:family="text">
      <style:text-properties officeooo:rsid="04d350a3"/>
    </style:style>
    <style:style style:name="T235" style:family="text">
      <style:text-properties officeooo:rsid="04d35594"/>
    </style:style>
    <style:style style:name="T236" style:family="text">
      <style:text-properties officeooo:rsid="04d519be"/>
    </style:style>
    <style:style style:name="T237" style:family="text">
      <style:text-properties officeooo:rsid="04d6364a"/>
    </style:style>
    <style:style style:name="T238" style:family="text">
      <style:text-properties officeooo:rsid="04d65fd6"/>
    </style:style>
    <style:style style:name="T239" style:family="text">
      <style:text-properties officeooo:rsid="04d76090"/>
    </style:style>
    <style:style style:name="T240" style:family="text">
      <style:text-properties officeooo:rsid="04d8ec49"/>
    </style:style>
    <style:style style:name="T241" style:family="text">
      <style:text-properties officeooo:rsid="04dce8bb"/>
    </style:style>
    <style:style style:name="T242" style:family="text">
      <style:text-properties officeooo:rsid="04de9114"/>
    </style:style>
    <style:style style:name="T243" style:family="text">
      <style:text-properties officeooo:rsid="04e080ba"/>
    </style:style>
    <style:style style:name="T244" style:family="text">
      <style:text-properties officeooo:rsid="04e26415"/>
    </style:style>
    <style:style style:name="T245" style:family="text">
      <style:text-properties officeooo:rsid="04e36a6e"/>
    </style:style>
    <style:style style:name="T246" style:family="text">
      <style:text-properties officeooo:rsid="04e37368"/>
    </style:style>
    <style:style style:name="T247" style:family="text">
      <style:text-properties officeooo:rsid="04e42183"/>
    </style:style>
    <style:style style:name="T248" style:family="text">
      <style:text-properties officeooo:rsid="04e5e18f"/>
    </style:style>
    <style:style style:name="T249" style:family="text">
      <style:text-properties officeooo:rsid="04e65d55"/>
    </style:style>
    <style:style style:name="T250" style:family="text">
      <style:text-properties officeooo:rsid="04e81550"/>
    </style:style>
    <style:style style:name="T251" style:family="text">
      <style:text-properties officeooo:rsid="04e8e33c"/>
    </style:style>
    <style:style style:name="T252" style:family="text">
      <style:text-properties officeooo:rsid="04eaabfe"/>
    </style:style>
    <style:style style:name="T253" style:family="text">
      <style:text-properties officeooo:rsid="04ee4d17"/>
    </style:style>
    <style:style style:name="T254" style:family="text">
      <style:text-properties officeooo:rsid="04f008bb"/>
    </style:style>
    <style:style style:name="T255" style:family="text">
      <style:text-properties officeooo:rsid="04f1f546"/>
    </style:style>
    <style:style style:name="T256" style:family="text">
      <style:text-properties officeooo:rsid="04f2cff0"/>
    </style:style>
    <style:style style:name="T257" style:family="text">
      <style:text-properties officeooo:rsid="04f37ca3"/>
    </style:style>
    <style:style style:name="T258" style:family="text">
      <style:text-properties officeooo:rsid="04f4995d"/>
    </style:style>
    <style:style style:name="T259" style:family="text">
      <style:text-properties officeooo:rsid="04f64dc9"/>
    </style:style>
    <style:style style:name="T260" style:family="text">
      <style:text-properties officeooo:rsid="04f65001"/>
    </style:style>
    <style:style style:name="T261" style:family="text">
      <style:text-properties officeooo:rsid="04f89738"/>
    </style:style>
    <style:style style:name="T262" style:family="text">
      <style:text-properties officeooo:rsid="04fa57ac"/>
    </style:style>
    <style:style style:name="T263" style:family="text">
      <style:text-properties officeooo:rsid="04fadb56"/>
    </style:style>
    <style:style style:name="T264" style:family="text">
      <style:text-properties officeooo:rsid="04fd7647"/>
    </style:style>
    <style:style style:name="T265" style:family="text">
      <style:text-properties officeooo:rsid="04fdb251"/>
    </style:style>
    <style:style style:name="T266" style:family="text">
      <style:text-properties officeooo:rsid="04fe869c"/>
    </style:style>
    <style:style style:name="T267" style:family="text">
      <style:text-properties officeooo:rsid="04ff42ea"/>
    </style:style>
    <style:style style:name="T268" style:family="text">
      <style:text-properties officeooo:rsid="05009339"/>
    </style:style>
    <style:style style:name="T269" style:family="text">
      <style:text-properties officeooo:rsid="050242c7"/>
    </style:style>
    <style:style style:name="T270" style:family="text">
      <style:text-properties officeooo:rsid="0502e96b"/>
    </style:style>
    <style:style style:name="T271" style:family="text">
      <style:text-properties officeooo:rsid="050530cf"/>
    </style:style>
    <style:style style:name="T272" style:family="text">
      <style:text-properties officeooo:rsid="050706db"/>
    </style:style>
    <style:style style:name="T273" style:family="text">
      <style:text-properties officeooo:rsid="050751ad"/>
    </style:style>
    <style:style style:name="T274" style:family="text">
      <style:text-properties officeooo:rsid="05087c45"/>
    </style:style>
    <style:style style:name="T275" style:family="text">
      <style:text-properties officeooo:rsid="05088c5a"/>
    </style:style>
    <style:style style:name="T276" style:family="text">
      <style:text-properties officeooo:rsid="0508ca5b"/>
    </style:style>
    <style:style style:name="T277" style:family="text">
      <style:text-properties officeooo:rsid="050a07f5"/>
    </style:style>
    <style:style style:name="T278" style:family="text">
      <style:text-properties officeooo:rsid="050b412e"/>
    </style:style>
    <style:style style:name="T279" style:family="text">
      <style:text-properties officeooo:rsid="050bd500"/>
    </style:style>
    <style:style style:name="T280" style:family="text">
      <style:text-properties officeooo:rsid="050c1712"/>
    </style:style>
    <style:style style:name="T281" style:family="text">
      <style:text-properties officeooo:rsid="050da858"/>
    </style:style>
    <style:style style:name="T282" style:family="text">
      <style:text-properties officeooo:rsid="050dacf6"/>
    </style:style>
    <style:style style:name="T283" style:family="text">
      <style:text-properties officeooo:rsid="050eed33"/>
    </style:style>
    <style:style style:name="T284" style:family="text">
      <style:text-properties officeooo:rsid="05101ef6"/>
    </style:style>
    <style:style style:name="T285" style:family="text">
      <style:text-properties officeooo:rsid="0511a2f9"/>
    </style:style>
    <style:style style:name="T286" style:family="text">
      <style:text-properties officeooo:rsid="051289a9"/>
    </style:style>
    <style:style style:name="T287" style:family="text">
      <style:text-properties fo:font-style="normal" style:font-style-asian="normal" style:font-style-complex="normal"/>
    </style:style>
    <style:style style:name="T288" style:family="text">
      <style:text-properties fo:font-style="normal" officeooo:rsid="05829fd9" style:font-style-asian="normal" style:font-style-complex="normal"/>
    </style:style>
    <style:style style:name="T289" style:family="text">
      <style:text-properties fo:font-style="normal" officeooo:rsid="0582afaa" style:font-style-asian="normal" style:font-style-complex="normal"/>
    </style:style>
    <style:style style:name="T290" style:family="text">
      <style:text-properties fo:font-style="normal" officeooo:rsid="05848633" style:font-style-asian="normal" style:font-style-complex="normal"/>
    </style:style>
    <style:style style:name="T291" style:family="text">
      <style:text-properties fo:font-style="normal" officeooo:rsid="058620ae" style:font-style-asian="normal" style:font-style-complex="normal"/>
    </style:style>
    <style:style style:name="T292" style:family="text">
      <style:text-properties fo:font-style="normal" fo:font-weight="normal" style:font-style-asian="normal" style:font-weight-asian="normal" style:font-style-complex="normal" style:font-weight-complex="normal"/>
    </style:style>
    <style:style style:name="T293" style:family="text">
      <style:text-properties fo:font-style="normal" fo:font-weight="normal" officeooo:rsid="0588494d" style:font-style-asian="normal" style:font-weight-asian="normal" style:font-style-complex="normal" style:font-weight-complex="normal"/>
    </style:style>
    <style:style style:name="T294" style:family="text">
      <style:text-properties fo:font-style="normal" fo:font-weight="normal" officeooo:rsid="058af550" style:font-style-asian="normal" style:font-weight-asian="normal" style:font-style-complex="normal" style:font-weight-complex="normal"/>
    </style:style>
    <style:style style:name="T295" style:family="text">
      <style:text-properties fo:font-style="normal" fo:font-weight="normal" officeooo:rsid="058fa696" style:font-style-asian="normal" style:font-weight-asian="normal" style:font-style-complex="normal" style:font-weight-complex="normal"/>
    </style:style>
    <style:style style:name="T296" style:family="text">
      <style:text-properties fo:font-style="normal" fo:font-weight="normal" officeooo:rsid="0592cc8a" style:font-style-asian="normal" style:font-weight-asian="normal" style:font-style-complex="normal" style:font-weight-complex="normal"/>
    </style:style>
    <style:style style:name="T297" style:family="text">
      <style:text-properties officeooo:rsid="05137a33"/>
    </style:style>
    <style:style style:name="T298" style:family="text">
      <style:text-properties officeooo:rsid="05148638"/>
    </style:style>
    <style:style style:name="T299" style:family="text">
      <style:text-properties officeooo:rsid="05155d7b"/>
    </style:style>
    <style:style style:name="T300" style:family="text">
      <style:text-properties officeooo:rsid="0515f1a5"/>
    </style:style>
    <style:style style:name="T301" style:family="text">
      <style:text-properties officeooo:rsid="0516ca94"/>
    </style:style>
    <style:style style:name="T302" style:family="text">
      <style:text-properties officeooo:rsid="0518c2de"/>
    </style:style>
    <style:style style:name="T303" style:family="text">
      <style:text-properties officeooo:rsid="0519cb47"/>
    </style:style>
    <style:style style:name="T304" style:family="text">
      <style:text-properties officeooo:rsid="051a46c9"/>
    </style:style>
    <style:style style:name="T305" style:family="text">
      <style:text-properties officeooo:rsid="051bc855"/>
    </style:style>
    <style:style style:name="T306" style:family="text">
      <style:text-properties officeooo:rsid="051d1650"/>
    </style:style>
    <style:style style:name="T307" style:family="text">
      <style:text-properties officeooo:rsid="051eb624"/>
    </style:style>
    <style:style style:name="T308" style:family="text">
      <style:text-properties officeooo:rsid="051f52d5"/>
    </style:style>
    <style:style style:name="T309" style:family="text">
      <style:text-properties officeooo:rsid="051fc975"/>
    </style:style>
    <style:style style:name="T310" style:family="text">
      <style:text-properties officeooo:rsid="0521106d"/>
    </style:style>
    <style:style style:name="T311" style:family="text">
      <style:text-properties officeooo:rsid="05229e0e"/>
    </style:style>
    <style:style style:name="T312" style:family="text">
      <style:text-properties officeooo:rsid="0522f3e1"/>
    </style:style>
    <style:style style:name="T313" style:family="text">
      <style:text-properties officeooo:rsid="05230605"/>
    </style:style>
    <style:style style:name="T314" style:family="text">
      <style:text-properties officeooo:rsid="0524c0c4"/>
    </style:style>
    <style:style style:name="T315" style:family="text">
      <style:text-properties officeooo:rsid="0524dfd1"/>
    </style:style>
    <style:style style:name="T316" style:family="text">
      <style:text-properties officeooo:rsid="0525fbf9"/>
    </style:style>
    <style:style style:name="T317" style:family="text">
      <style:text-properties officeooo:rsid="05274e96"/>
    </style:style>
    <style:style style:name="T318" style:family="text">
      <style:text-properties officeooo:rsid="05284e62"/>
    </style:style>
    <style:style style:name="T319" style:family="text">
      <style:text-properties officeooo:rsid="05298822"/>
    </style:style>
    <style:style style:name="T320" style:family="text">
      <style:text-properties officeooo:rsid="052ac245"/>
    </style:style>
    <style:style style:name="T321" style:family="text">
      <style:text-properties officeooo:rsid="052bd68a"/>
    </style:style>
    <style:style style:name="T322" style:family="text">
      <style:text-properties officeooo:rsid="052c322f"/>
    </style:style>
    <style:style style:name="T323" style:family="text">
      <style:text-properties officeooo:rsid="052eaa47"/>
    </style:style>
    <style:style style:name="T324" style:family="text">
      <style:text-properties officeooo:rsid="052fe6fd"/>
    </style:style>
    <style:style style:name="T325" style:family="text">
      <style:text-properties officeooo:rsid="0530538a"/>
    </style:style>
    <style:style style:name="T326" style:family="text">
      <style:text-properties officeooo:rsid="05330462"/>
    </style:style>
    <style:style style:name="T327" style:family="text">
      <style:text-properties officeooo:rsid="0533730e"/>
    </style:style>
    <style:style style:name="T328" style:family="text">
      <style:text-properties officeooo:rsid="0534b314"/>
    </style:style>
    <style:style style:name="T329" style:family="text">
      <style:text-properties officeooo:rsid="0535b9a3"/>
    </style:style>
    <style:style style:name="T330" style:family="text">
      <style:text-properties officeooo:rsid="0535e26c"/>
    </style:style>
    <style:style style:name="T331" style:family="text">
      <style:text-properties officeooo:rsid="0535f825"/>
    </style:style>
    <style:style style:name="T332" style:family="text">
      <style:text-properties officeooo:rsid="0537a320"/>
    </style:style>
    <style:style style:name="T333" style:family="text">
      <style:text-properties officeooo:rsid="05386fb7"/>
    </style:style>
    <style:style style:name="T334" style:family="text">
      <style:text-properties officeooo:rsid="053b2e36"/>
    </style:style>
    <style:style style:name="T335" style:family="text">
      <style:text-properties officeooo:rsid="053c6eaf"/>
    </style:style>
    <style:style style:name="T336" style:family="text">
      <style:text-properties officeooo:rsid="053e12d5"/>
    </style:style>
    <style:style style:name="T337" style:family="text">
      <style:text-properties officeooo:rsid="053f2c07"/>
    </style:style>
    <style:style style:name="T338" style:family="text">
      <style:text-properties officeooo:rsid="05409765"/>
    </style:style>
    <style:style style:name="T339" style:family="text">
      <style:text-properties officeooo:rsid="0540a7d1"/>
    </style:style>
    <style:style style:name="T340" style:family="text">
      <style:text-properties officeooo:rsid="05426ac2"/>
    </style:style>
    <style:style style:name="T341" style:family="text">
      <style:text-properties officeooo:rsid="054284de"/>
    </style:style>
    <style:style style:name="T342" style:family="text">
      <style:text-properties officeooo:rsid="05437482"/>
    </style:style>
    <style:style style:name="T343" style:family="text">
      <style:text-properties officeooo:rsid="0543ecd1"/>
    </style:style>
    <style:style style:name="T344" style:family="text">
      <style:text-properties officeooo:rsid="05450bf8"/>
    </style:style>
    <style:style style:name="T345" style:family="text">
      <style:text-properties officeooo:rsid="0545d995"/>
    </style:style>
    <style:style style:name="T346" style:family="text">
      <style:text-properties officeooo:rsid="05469cdc"/>
    </style:style>
    <style:style style:name="T347" style:family="text">
      <style:text-properties officeooo:rsid="0547523b"/>
    </style:style>
    <style:style style:name="T348" style:family="text">
      <style:text-properties officeooo:rsid="05486055"/>
    </style:style>
    <style:style style:name="T349" style:family="text">
      <style:text-properties officeooo:rsid="05486369"/>
    </style:style>
    <style:style style:name="T350" style:family="text">
      <style:text-properties officeooo:rsid="0549a8fd"/>
    </style:style>
    <style:style style:name="T351" style:family="text">
      <style:text-properties officeooo:rsid="054a1e8f"/>
    </style:style>
    <style:style style:name="T352" style:family="text">
      <style:text-properties officeooo:rsid="054ad7da"/>
    </style:style>
    <style:style style:name="T353" style:family="text">
      <style:text-properties officeooo:rsid="054c2074"/>
    </style:style>
    <style:style style:name="T354" style:family="text">
      <style:text-properties officeooo:rsid="054e1932"/>
    </style:style>
    <style:style style:name="T355" style:family="text">
      <style:text-properties officeooo:rsid="054f3cef"/>
    </style:style>
    <style:style style:name="T356" style:family="text">
      <style:text-properties officeooo:rsid="05513a5b"/>
    </style:style>
    <style:style style:name="T357" style:family="text">
      <style:text-properties officeooo:rsid="0551f403"/>
    </style:style>
    <style:style style:name="T358" style:family="text">
      <style:text-properties officeooo:rsid="0552ff32"/>
    </style:style>
    <style:style style:name="T359" style:family="text">
      <style:text-properties officeooo:rsid="0553dcb2"/>
    </style:style>
    <style:style style:name="T360" style:family="text">
      <style:text-properties officeooo:rsid="0555a5de"/>
    </style:style>
    <style:style style:name="T361" style:family="text">
      <style:text-properties officeooo:rsid="0557016a"/>
    </style:style>
    <style:style style:name="T362" style:family="text">
      <style:text-properties officeooo:rsid="05582fb1"/>
    </style:style>
    <style:style style:name="T363" style:family="text">
      <style:text-properties officeooo:rsid="0558df1e"/>
    </style:style>
    <style:style style:name="T364" style:family="text">
      <style:text-properties officeooo:rsid="055aa59f"/>
    </style:style>
    <style:style style:name="T365" style:family="text">
      <style:text-properties officeooo:rsid="055ca199"/>
    </style:style>
    <style:style style:name="T366" style:family="text">
      <style:text-properties officeooo:rsid="055cb01d"/>
    </style:style>
    <style:style style:name="T367" style:family="text">
      <style:text-properties officeooo:rsid="055e636b"/>
    </style:style>
    <style:style style:name="T368" style:family="text">
      <style:text-properties officeooo:rsid="055f0ea8"/>
    </style:style>
    <style:style style:name="T369" style:family="text">
      <style:text-properties officeooo:rsid="055ffa69"/>
    </style:style>
    <style:style style:name="T370" style:family="text">
      <style:text-properties officeooo:rsid="05617c96"/>
    </style:style>
    <style:style style:name="T371" style:family="text">
      <style:text-properties officeooo:rsid="05642096"/>
    </style:style>
    <style:style style:name="T372" style:family="text">
      <style:text-properties officeooo:rsid="05645bf9"/>
    </style:style>
    <style:style style:name="T373" style:family="text">
      <style:text-properties officeooo:rsid="0565d738"/>
    </style:style>
    <style:style style:name="T374" style:family="text">
      <style:text-properties officeooo:rsid="0566db2b"/>
    </style:style>
    <style:style style:name="T375" style:family="text">
      <style:text-properties officeooo:rsid="05684967"/>
    </style:style>
    <style:style style:name="T376" style:family="text">
      <style:text-properties officeooo:rsid="05685321"/>
    </style:style>
    <style:style style:name="T377" style:family="text">
      <style:text-properties officeooo:rsid="0569488c"/>
    </style:style>
    <style:style style:name="T378" style:family="text">
      <style:text-properties officeooo:rsid="056b47a9"/>
    </style:style>
    <style:style style:name="T379" style:family="text">
      <style:text-properties fo:font-weight="normal" style:font-weight-asian="normal" style:font-weight-complex="normal"/>
    </style:style>
    <style:style style:name="T380" style:family="text">
      <style:text-properties fo:font-weight="normal" officeooo:rsid="058fa696" style:font-weight-asian="normal" style:font-weight-complex="normal"/>
    </style:style>
    <style:style style:name="T381" style:family="text">
      <style:text-properties officeooo:rsid="056bec88"/>
    </style:style>
    <style:style style:name="T382" style:family="text">
      <style:text-properties officeooo:rsid="056cbd94"/>
    </style:style>
    <style:style style:name="T383" style:family="text">
      <style:text-properties officeooo:rsid="056ebcc6"/>
    </style:style>
    <style:style style:name="T384" style:family="text">
      <style:text-properties officeooo:rsid="0570155f"/>
    </style:style>
    <style:style style:name="T385" style:family="text">
      <style:text-properties officeooo:rsid="0570f5e1"/>
    </style:style>
    <style:style style:name="T386" style:family="text">
      <style:text-properties officeooo:rsid="05730419"/>
    </style:style>
    <style:style style:name="T387" style:family="text">
      <style:text-properties officeooo:rsid="05747bea"/>
    </style:style>
    <style:style style:name="T388" style:family="text">
      <style:text-properties officeooo:rsid="05763238"/>
    </style:style>
    <style:style style:name="T389" style:family="text">
      <style:text-properties officeooo:rsid="0577dea9"/>
    </style:style>
    <style:style style:name="T390" style:family="text">
      <style:text-properties officeooo:rsid="0577e1b5"/>
    </style:style>
    <style:style style:name="T391" style:family="text">
      <style:text-properties officeooo:rsid="0579a0d6"/>
    </style:style>
    <style:style style:name="T392" style:family="text">
      <style:text-properties officeooo:rsid="0579d752"/>
    </style:style>
    <style:style style:name="T393" style:family="text">
      <style:text-properties officeooo:rsid="0579fe42"/>
    </style:style>
    <style:style style:name="T394" style:family="text">
      <style:text-properties officeooo:rsid="057b5ec9"/>
    </style:style>
    <style:style style:name="T395" style:family="text">
      <style:text-properties officeooo:rsid="057ca4aa"/>
    </style:style>
    <style:style style:name="T396" style:family="text">
      <style:text-properties officeooo:rsid="057d77bb"/>
    </style:style>
    <style:style style:name="T397" style:family="text">
      <style:text-properties officeooo:rsid="057db732"/>
    </style:style>
    <style:style style:name="T398" style:family="text">
      <style:text-properties officeooo:rsid="057f71a0"/>
    </style:style>
    <style:style style:name="T399" style:family="text">
      <style:text-properties officeooo:rsid="058101e3"/>
    </style:style>
    <style:style style:name="T400" style:family="text">
      <style:text-properties officeooo:rsid="05818b83"/>
    </style:style>
    <style:style style:name="T401" style:family="text">
      <style:text-properties officeooo:rsid="05829fd9"/>
    </style:style>
    <style:style style:name="T402" style:family="text">
      <style:text-properties officeooo:rsid="05848633"/>
    </style:style>
    <style:style style:name="T403" style:family="text">
      <style:text-properties officeooo:rsid="05875fc3"/>
    </style:style>
    <style:style style:name="T404" style:family="text">
      <style:text-properties officeooo:rsid="058ca55e"/>
    </style:style>
    <style:style style:name="T405" style:family="text">
      <style:text-properties officeooo:rsid="058dcee0"/>
    </style:style>
    <style:style style:name="T406" style:family="text">
      <style:text-properties officeooo:rsid="058ed4fb"/>
    </style:style>
    <style:style style:name="T407" style:family="text">
      <style:text-properties officeooo:rsid="058f426d"/>
    </style:style>
    <style:style style:name="T408"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8">I stood around Org, found nothing to do, took a long nap, woke up confused.</text:span><text:span text:style-name="T97">453</text:span><text:span text:style-name="T208"> </text:span><text:span text:style-name="T209">I drank coffee, finished some quests on Axo, hitting 13, set my hearth to the Sepulcher, loitered on other </text:span><text:span text:style-name="T300">toons</text:span><text:span text:style-name="T209">, talked to Hannah a couple times.</text:span><text:span text:style-name="T98">709</text:span></text:p>
      <text:p text:style-name="P27"><text:span text:style-name="T209"><text:s text:c="3"/></text:span><text:span text:style-name="T210">I drove down to Downing, waited for Hannah to arrive, put two pizzas in the oven and ate while watching </text:span><text:span text:style-name="T212">Kiki’s Delivery Service</text:span><text:span text:style-name="T21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0"> ran ST with Voyagers, BRD with Temple, turned in quests in Stonard, Kargath, Hinterlands,</text:span><text:span text:style-name="T99">404</text:span><text:span text:style-name="T230"> </text:span><text:span text:style-name="T231">edited, printed, pasted pages 4-7,</text:span><text:span text:style-name="T100">427</text:span><text:span text:style-name="T231"> </text:span><text:span text:style-name="T232">took a bath, flossed, talked to Hannah, brushed my teeth, leveled axes in Azshara.</text:span><text:span text:style-name="T101">535</text:span><text:span text:style-name="T232"> </text:span></text:p>
      <text:p text:style-name="P28"><text:s text:c="3"/><text:span text:style-name="T233">Hannah picked me up; we rode to South Slope, Well Played, and entered an Uno tournament, which was very fun, drinking a latte and eating a vegan egg </text:span><text:soft-page-break/><text:span text:style-name="T23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4">I ran Scholo, </text:span><text:span text:style-name="T235">winning T0 helm</text:span><text:span text:style-name="T234">, DMT, </text:span><text:span text:style-name="T235">winning a 2H sword</text:span><text:span text:style-name="T234">, joined another Scholo group which fell apart, ran another DMT, </text:span><text:span text:style-name="T235">hitting 59,</text:span><text:span text:style-name="T102">543</text:span><text:span text:style-name="T234"> </text:span><text:span text:style-name="T236">took a bath, laid in bed, looked at my phone,</text:span><text:span text:style-name="T103">621</text:span><text:span text:style-name="T237"> got dressed.</text:span></text:p>
      <text:p text:style-name="P57"><text:span text:style-name="T237"><text:s text:c="3"/>Hannah picked me up and drove us briefly down to Downing, </text:span><text:span text:style-name="T314">then</text:span><text:span text:style-name="T237"> Character Study, had the second ever Rejection </text:span><text:span text:style-name="T314">C</text:span><text:span text:style-name="T237">lub, where I read a bit of </text:span><text:span text:style-name="T213">On Quality</text:span><text:span text:style-name="T237"> and floated above people socializing. I drove us back down to Downing, and apparently we had a fight because Hannah </text:span><text:span text:style-name="T314">felt</text:span><text:span text:style-name="T237"> guilty about being social, and I got </text:span><text:span text:style-name="T314">a little </text:span><text:span text:style-name="T237">tired of reassuring her she was not a narcissist. </text:span></text:p>
      <text:p text:style-name="P29"><text:s text:c="3"/><text:span text:style-name="T237">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8">I grinded in WPL, ran DMW, UBRS, joined a BRD before the internet went haywire.</text:span><text:span text:style-name="T104">535</text:span><text:span text:style-name="T238"> </text:span><text:span text:style-name="T239">It stayed too laggy to play for several hours. Hannah called at ten, came over to cuddle for an hour. I logged back in, tanked LBRS with only spike</text:span><text:span text:style-name="T314">s</text:span><text:span text:style-name="T239"> of lag, ported to Org.</text:span><text:span text:style-name="T105">128</text:span><text:span text:style-name="T239"> </text:span></text:p>
      <text:p text:style-name="P30"><text:soft-page-break/><text:s text:c="3"/><text:span text:style-name="T240">Suddenly Erica’s Apple </text:span><text:span text:style-name="T315">Cinema D</text:span><text:span text:style-name="T24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0"> </text:span></text:p>
      <text:p text:style-name="P30"><text:s text:c="3"/></text:p>
      <text:p text:style-name="P31">II.XX</text:p>
      <text:p text:style-name="P31"/>
      <text:p text:style-name="P31">I woke, turned on the coffee maker,<text:span text:style-name="T96">923</text:span><text:span text:style-name="T24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1"> </text:span></text:p>
      <text:p text:style-name="P31"><text:s text:c="3"/><text:span text:style-name="T242">I was very cold, laid under the covers, got some grapes, started a bath,</text:span><text:span text:style-name="T108">302</text:span><text:span text:style-name="T242"> </text:span><text:span text:style-name="T243">one of the hottest I’ve ever taken; I immediately started putting on my outer layers,</text:span><text:span text:style-name="T109">343</text:span><text:span text:style-name="T243"> </text:span><text:span text:style-name="T244">put things from all my toons on the auction house,</text:span><text:span text:style-name="T110">430</text:span><text:span text:style-name="T245"> got dressed, made another coffee.</text:span><text:span text:style-name="T111">509</text:span><text:span text:style-name="T245"> </text:span></text:p>
      <text:p text:style-name="P31"><text:s text:c="3"/><text:span text:style-name="T246">I drove to the WALK, sat in my car a few minutes, went inside, sat at a booth, ordered a Coke. Hannah </text:span><text:span text:style-name="T315">arrived</text:span><text:span text:style-name="T24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6">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7">I ran Strat Undead with Samples, BRD arena runs with Krix, LBRS with Wheaty, BRD with Wheaty, ran </text:span><text:soft-page-break/><text:span text:style-name="T247">around turning in quests, bought Tokup’s epic mount, stood outside AQ20, didn’t make the cut, ran BWL with KBN, came away empty-handed, ran UBRS with Temple, won </text:span><text:span text:style-name="T316">Truestrike</text:span><text:span text:style-name="T247"> sholders and a great sword + acquired </text:span><text:span text:style-name="T316">R</text:span><text:span text:style-name="T247">end head, did my first arcanite transmute and am probably forgetting a dungeon or two.</text:span><text:span text:style-name="T112">204</text:span><text:span text:style-name="T247"> </text:span></text:p>
      <text:p text:style-name="P33"/>
      <text:p text:style-name="P40">II.XXII</text:p>
      <text:p text:style-name="P33"/>
      <text:p text:style-name="P33"><text:span text:style-name="T248">I slept soundly, dreaming of collecting ores from the guild, woke </text:span><text:span text:style-name="T249">at nine, did the dishes, filled up the kettle.</text:span><text:span text:style-name="T113">912</text:span><text:span text:style-name="T249"> </text:span><text:span text:style-name="T250">I loitered around Org trying to sell things until, as I was logging off, someone wanted to buy 5x mooncloth. We haggled t</text:span><text:span text:style-name="T316">o</text:span><text:span text:style-name="T250">l 210</text:span><text:span text:style-name="T316">g</text:span><text:span text:style-name="T250">, which got me three arcane crystals and all the thorium bars I would need for Lionheart </text:span><text:span text:style-name="T316">H</text:span><text:span text:style-name="T250">elm.</text:span><text:span text:style-name="T114">1128</text:span><text:span text:style-name="T250"> </text:span></text:p>
      <text:p text:style-name="P33"><text:s text:c="3"/><text:span text:style-name="T25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2">checked all my bank alts,</text:span><text:span text:style-name="T117"> </text:span><text:span text:style-name="T253">flossed, brushed, trimmed, made coffee.</text:span><text:span text:style-name="T117">116</text:span><text:span text:style-name="T116"> </text:span></text:p>
      <text:p text:style-name="P33"><text:span text:style-name="T252"><text:s text:c="3"/></text:span><text:span text:style-name="T25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4">I had an Athletic at Highland with Charlie and Ryan. We drove through a totally destroyed Biltmore Village playing downer tunes, then had another Athletic at New Belgium, chatted with Cam, talked </text:span><text:span text:style-name="T316">with Ryan &amp; Charlie </text:span><text:span text:style-name="T25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4"> </text:span></text:p>
      <text:p text:style-name="P33"><text:soft-page-break/><text:s text:c="3"/><text:span text:style-name="T255">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6">I helped Shankz farm some bugs, tanked some of a Scholo run, did ZF, winning both melee rings, a cloak and two set tokens, had Daisy help me transmute a bar and did some alt banking,</text:span><text:span text:style-name="T119">626</text:span><text:span text:style-name="T256"> </text:span><text:span text:style-name="T257">took a bath.</text:span><text:span text:style-name="T120">708</text:span><text:span text:style-name="T257"> </text:span><text:span text:style-name="T25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8"> </text:span></text:p>
      <text:p text:style-name="P34"><text:s text:c="3"/><text:span text:style-name="T259">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0">I loitered around Org for hours, watched the end of the AQ40 stream, bought seven arcane crystals from Lottiedottie, got all of my transmutes, ran Strat Live with Zokra, had Rax</text:span><text:span text:style-name="T317">th</text:span><text:span text:style-name="T260">ar make Lionheart helm, ran MC with Pughouse, winning </text:span><text:span text:style-name="T317">Brutality Blade</text:span><text:span text:style-name="T260">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7">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1">painfully farmed two blood of heroes from all over EPL, finding a lot of herbs in the process.</text:span><text:span text:style-name="T123">625</text:span><text:span text:style-name="T261"> </text:span></text:p>
      <text:p text:style-name="P36"><text:s text:c="3"/><text:span text:style-name="T262">I took a bath, shaved,</text:span><text:span text:style-name="T124">648</text:span><text:span text:style-name="T262"> </text:span><text:span text:style-name="T263">turned in a libram to DM lib for </text:span><text:span text:style-name="T317">1% haste </text:span><text:span text:style-name="T263">head enchant, flew to BRM, raided MC with KBN, won Striker’s Mark/T1 legs, ran a LBRS with them too.</text:span><text:span text:style-name="T125">1246</text:span><text:span text:style-name="T263"> </text:span></text:p>
      <text:p text:style-name="P36"/>
      <text:p text:style-name="P37">II.XXXVI</text:p>
      <text:p text:style-name="P37"/>
      <text:p text:style-name="P37">I woke,<text:span text:style-name="T96">743</text:span> <text:span text:style-name="T264">turned in the worg pup quest, went back to bed, dozed, played Wordle (AWARD in four,) talked to Hannah on the phone, got dressed,</text:span><text:span text:style-name="T126">943</text:span><text:span text:style-name="T264"> </text:span><text:span text:style-name="T265">walked down to Downing, drank a coffee, walked back south, talking to Taylor with the clean shave/headphones, who had seen me at the Off Book show. I walked to Meyers and kicked off my flops,</text:span><text:span text:style-name="T127">1124</text:span><text:span text:style-name="T265"> </text:span><text:span text:style-name="T266">tanked the most painful LBRS ever.</text:span><text:span text:style-name="T128">211</text:span><text:span text:style-name="T266"> </text:span></text:p>
      <text:p text:style-name="P37"><text:soft-page-break/><text:s text:c="3"/><text:span text:style-name="T267">I walked to Jalisco, ordered a Starry, greeted Hannah, ordered food, ate, paid. We walked to Izzy’s, had free coffees thanks to dicy internet, walked back to the Space Bug, rode to Sand Hill. Hannah was off to book club. I asked her what her plans were for </text:span><text:span text:style-name="T320">later</text:span><text:span text:style-name="T267"> and she said she was going to try to hang out with Liz, but would I want to come over and watch a movie if not?</text:span></text:p>
      <text:p text:style-name="P37"><text:s text:c="3"/><text:span text:style-name="T26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7"> </text:span></text:p>
      <text:p text:style-name="P36"><text:s text:c="3"/><text:span text:style-name="T268">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9">I went down to Downing, made coffee for Hannah and I, drank it on the stoop, laid on the couch.</text:span></text:p>
      <text:p text:style-name="P38"><text:s text:c="3"/><text:span text:style-name="T26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9"> </text:span></text:p>
      <text:p text:style-name="P38"><text:s text:c="3"/><text:span text:style-name="T27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1">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22">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2">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2">I think this is when we went to see Grandpap, where we looked at photos, searched for her TV remote.</text:span></text:p>
      <text:p text:style-name="P42"><text:s text:c="3"/><text:span text:style-name="T272">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3">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3">flew to ZG island, turned in a quest for a decent belt, joined a group for Test of Skulls but quickly decided I needed to focus on real life.</text:span></text:p>
      <text:p text:style-name="P43"><text:s text:c="3"/><text:span text:style-name="T27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3"> </text:span></text:p>
      <text:p text:style-name="P43"><text:s text:c="3"/><text:span text:style-name="T274">I ran a somewhat sloggy but fun BRD that lasted 10 minutes past my hard out.</text:span><text:span text:style-name="T133">416</text:span><text:span text:style-name="T274"> </text:span><text:span text:style-name="T275">I got in the car, drove to the Purple Onion, loaded in, helped Charlie, checked </text:span><text:span text:style-name="T323">sounds </text:span><text:span text:style-name="T275">with h</text:span><text:span text:style-name="T323">im</text:span><text:span text:style-name="T275"> and Dulci. We ordered food as Ryan and Melissa were arriving, hung out, ate in the Grotto, played a janky set. Matt Drum asked if I was going to be at the April 10</text:span><text:span text:style-name="T134">th</text:span><text:span text:style-name="T275"> </text:span><text:soft-page-break/><text:span text:style-name="T275">Ever-Expanding Eulogy show, which I knew nothing about, so I sped home to see if I had any text messages regarding it, brushed my teeth,</text:span><text:span text:style-name="T134">1030 </text:span><text:span text:style-name="T276">checked my bank alts.</text:span><text:span text:style-name="T135">1042</text:span><text:span text:style-name="T276"> </text:span><text:span text:style-name="T277">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8">I stood around Org, tanked Test of Skulls with the guild, set up my new Pixel 7A, found Rexxar, flew to Org, took a bath,</text:span><text:span text:style-name="T136">222</text:span><text:span text:style-name="T278"> </text:span><text:span text:style-name="T279">got dressed, packed my bags,</text:span><text:span text:style-name="T137">250</text:span><text:span text:style-name="T279"> </text:span><text:span text:style-name="T280">drove down to Downing.</text:span><text:span text:style-name="T138">310</text:span><text:span text:style-name="T280"> </text:span></text:p>
      <text:p text:style-name="P44"><text:s text:c="3"/><text:span text:style-name="T28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7">of </text:span>touring Greensboro College, peed, fed the cats, hit the water kettle, caught up on journal.<text:span text:style-name="T96">1115</text:span> <text:span text:style-name="T282">I took out the recycling, realized it was a very nice day, removed a hoodie and looked around for my Rainbows but could only find the new ones in my car. I packed my bag and set off for Battle Cat, but realized neither my hoodie game nor footware </text:span><text:span text:style-name="T327">were</text:span><text:span text:style-name="T282"> on point. I went back inside, swapped my bag for my jacket, my flops for my blue Lems and set off again.</text:span></text:p>
      <text:p text:style-name="P48"><text:s text:c="3"/><text:span text:style-name="T28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2"> </text:span></text:p>
      <text:p text:style-name="P48"><text:s text:c="3"/><text:span text:style-name="T283">I helped someone summon their lowbie to </text:span><text:span text:style-name="T327">Light’s Hope Chapel</text:span><text:span text:style-name="T283"> and </text:span><text:span text:style-name="T327">W</text:span><text:span text:style-name="T283">interspring </text:span><text:span text:style-name="T327">with Vita</text:span><text:span text:style-name="T283">, ran an UBRS with LTD, made a new enchanting alt, ran BWL w/ Temple, winning T2 bracers and boots, talked to Hannah on the phone.</text:span><text:span text:style-name="T140">1022</text:span><text:span text:style-name="T283"> </text:span></text:p>
      <text:p text:style-name="P48"><text:s text:c="3"/><text:span text:style-name="T284">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5"> </text:span></text:p>
      <text:p text:style-name="P51"><text:s text:c="3"/><text:span text:style-name="T286">I walked to Ingles, bought TP, hummus, oat milk, a GF frozen pizza, carrots/broccoli, peanut butter, walked down to Downing, ate pizza, watched </text:span><text:span text:style-name="T214">Common </text:span><text:soft-page-break/><text:span text:style-name="T214">Side Effects </text:span><text:span text:style-name="T286">then two episodes of the pottery throwdown, stayed on the couch scrolling when Hannah went to bed, then </text:span><text:span text:style-name="T331">moved to the bed and scrolled</text:span><text:span text:style-name="T286"> until at least 2AM.</text:span></text:p>
      <text:p text:style-name="P51"/>
      <text:p text:style-name="P51"><text:span text:style-name="T286">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7">I killed worms in Silithus, picked up the recipe for desert dumplings on Kamaka, spent all day trying to get my Pixel 3a set up, finally succeeeded with some hackery, talked to Hannah on the phone.</text:span><text:span text:style-name="T142">610</text:span><text:span text:style-name="T297"> </text:span><text:span text:style-name="T298">She picked me up and we went to El Paraiso, talked about hanging out in the morning. She dropped me at Odd’s, where I ordered an Americano, walked to Meyers.</text:span><text:span text:style-name="T143">738</text:span><text:span text:style-name="T298"> </text:span></text:p>
      <text:p text:style-name="P52"><text:s text:c="3"/><text:span text:style-name="T299">I ran Strat Undead with Violate tanking, winning grippy gloves, killed Emmeriss with Temple, then ran MC w/ Pughouse, winning belt of Might and Obsiddian Edged Blade, which I enchanted with crusader.</text:span><text:span text:style-name="T144">135</text:span><text:span text:style-name="T299">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02">farmed Twilight mobs, </text:span><text:span text:style-name="T301">did a Strat Live w/ LTD and then a BRD with some noobs, which was fun.</text:span><text:span text:style-name="T145">500</text:span><text:span text:style-name="T301"> </text:span></text:p>
      <text:p text:style-name="P53"><text:soft-page-break/><text:s text:c="3"/><text:span text:style-name="T303">I walked to OLR, enjoyed the first day of their burger special returning, walked to the Greagle, talked to Matt Shepard, greeted Hannah, watched 4/6ths of Golden Folk, leaving after Dan. We watched the latest episode of </text:span><text:span text:style-name="T215">Common Side Effects</text:span><text:span text:style-name="T303"> and I drove to Ingles, bought grapes/CheezIt as they were closing, drove to Meyers.</text:span><text:span text:style-name="T146">1002</text:span><text:span text:style-name="T303"> </text:span><text:span text:style-name="T304">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5">took a bath, played Wordle (MANGO in three,) did Finch, walked to Odd’s, met Hannah, ordered a quad Americano, walked down to the BHT, back to Odd’s, ordered another Americano, said bye to </text:span><text:span text:style-name="T333">Sweet Pea</text:span><text:span text:style-name="T305">, sat at the Pump and chatted with Steve/France/Lamont/Leo, walked to Meyers, kicked off my flops,</text:span><text:span text:style-name="T147">437</text:span><text:span text:style-name="T305"> </text:span><text:span text:style-name="T306">did some alt banking, washed my sticky grapes, put them in a paper cup, put on my blue Lems,</text:span><text:span text:style-name="T148">459</text:span><text:span text:style-name="T306"> </text:span><text:span text:style-name="T307">brushed my hair.</text:span><text:span text:style-name="T149">504</text:span><text:span text:style-name="T307"> </text:span></text:p>
      <text:p text:style-name="P54"><text:s text:c="3"/><text:span text:style-name="T30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8">We left after that, cuddled on the couch a bit, went to bed.</text:span></text:p>
      <text:p text:style-name="P54"/>
      <text:p text:style-name="P55">III.XIII</text:p>
      <text:p text:style-name="P55"/>
      <text:p text:style-name="P55">I woke, wiped the crud from my mouth, went to <text:span text:style-name="T33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9">I stood around Org, took a nap, brushed my teeth,</text:span><text:span text:style-name="T150">446</text:span><text:span text:style-name="T309"> </text:span><text:span text:style-name="T310">packed the Pixel 7a,</text:span><text:span text:style-name="T151">450 </text:span><text:span text:style-name="T31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1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6">The Great Pottery Throwdown</text:span><text:span text:style-name="T311">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1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12"> </text:span></text:p>
      <text:p text:style-name="P56"><text:soft-page-break/><text:s text:c="3"/><text:span text:style-name="T313">I ate my food, failed to connect to WoW servers, set up </text:span><text:span text:style-name="T334">the</text:span><text:span text:style-name="T313"> USB hub, talked to Hannah on the phone, realized I’d plugged the </text:span><text:span text:style-name="T334">printer </text:span><text:span text:style-name="T313">cable into the wrong port again, finally printed page 8.</text:span><text:span text:style-name="T153">406</text:span><text:span text:style-name="T313"> </text:span><text:span text:style-name="T318">I did the same for 9-12, took a bath, page 13, cancelled my BWL reservation/soft reserve.</text:span><text:span text:style-name="T154">513</text:span><text:span text:style-name="T318"> </text:span></text:p>
      <text:p text:style-name="P56"><text:s text:c="3"/><text:span text:style-name="T31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9">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2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2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21">We went to Downing, got cozy; I went up to Ingles, got a pizza, grapes, broccoli/carrots, hop water, back down to Downing. We watched some videos about critical discourse theory or some such lingo </text:span><text:soft-page-break/><text:span text:style-name="T321">in dating apps, then switched to Pottery Throwdown. After two episodes, we went to bed, enjoyed the thunderstorm.</text:span></text:p>
      <text:p text:style-name="P59"/>
      <text:p text:style-name="P59"><text:span text:style-name="T321">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4">I got my grippy gloves enchanted, slept on the mailbox, laid in bed, heard from Hannah that she and Kathryn were going to Aldi.</text:span><text:span text:style-name="T155">151</text:span><text:span text:style-name="T324"> </text:span><text:span text:style-name="T325">I walked that way, talking to Juan outside Odd’s, then the girls in the library parking lot. I walked to </text:span><text:span text:style-name="T340">the grocery store</text:span><text:span text:style-name="T325"> but couldn’t find razors. </text:span><text:span text:style-name="T340">I</text:span><text:span text:style-name="T325"> got TP, red grapes, peas instead, walked to Meyers, wiped my butt,</text:span><text:span text:style-name="T156">310</text:span><text:span text:style-name="T325"> </text:span><text:span text:style-name="T326">stood around Org, laid in bed, started some peas n’ noodles, took out the trash.</text:span><text:span text:style-name="T157">429</text:span><text:span text:style-name="T326"> </text:span></text:p>
      <text:p text:style-name="P60"><text:s text:c="3"/><text:span text:style-name="T32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40">going back to</text:span> sleep cozily. I played Wordle (LASSO in three,) got a ride from Hannah to Meyers, kissed her goodbye, walked inside, shut my bedroom window.<text:span text:style-name="T96">1010</text:span> <text:span text:style-name="T329">I logged into WoW but took a long nap instead.</text:span><text:span text:style-name="T158">133</text:span><text:span text:style-name="T329"> </text:span><text:span text:style-name="T330">I stood around Orgrimmar eating grapes and eventually made a coffee.</text:span><text:span text:style-name="T159">338</text:span><text:span text:style-name="T330"> </text:span><text:span text:style-name="T332">I edited/printed page 20, installed my Hello The House lightswitch plate, made my move against JB in chess + did puzzles.</text:span><text:span text:style-name="T160">404</text:span><text:span text:style-name="T332"> </text:span></text:p>
      <text:p text:style-name="P61"><text:s text:c="3"/><text:span text:style-name="T335">I played more chess and did more printing, finally getting caught up on journal entries,</text:span><text:span text:style-name="T161">424</text:span><text:span text:style-name="T335"> </text:span><text:span text:style-name="T336">shaved my face </text:span><text:span text:style-name="T337">electric</text:span><text:span text:style-name="T336">,</text:span><text:span text:style-name="T162">436</text:span><text:span text:style-name="T336"> </text:span><text:span text:style-name="T337">took a bath, </text:span><text:span text:style-name="T340">used a </text:span><text:span text:style-name="T337">razor.</text:span><text:span text:style-name="T163">504</text:span><text:span text:style-name="T337"> </text:span></text:p>
      <text:p text:style-name="P61"><text:soft-page-break/><text:s text:c="3"/><text:span text:style-name="T338">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41">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41">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1">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1">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9">ran a tough DMW with some freshies.</text:span><text:span text:style-name="T164">358</text:span><text:span text:style-name="T339"> </text:span></text:p>
      <text:p text:style-name="P62"><text:s text:c="3"/><text:span text:style-name="T342">I watched a bit of Tonedeff’s IG live, </text:span><text:span text:style-name="T343">applied a screen protector, </text:span><text:span text:style-name="T342">took a bath, shaved, laid in bed,</text:span><text:span text:style-name="T165">537</text:span><text:span text:style-name="T342"> </text:span><text:span text:style-name="T344">did alt banking,</text:span><text:span text:style-name="T166">556</text:span><text:span text:style-name="T344"> </text:span><text:span text:style-name="T345">laid in bed some more, finally started packing.</text:span><text:span text:style-name="T167">638</text:span><text:span text:style-name="T345"> </text:span></text:p>
      <text:p text:style-name="P62"><text:s text:c="3"/><text:span text:style-name="T346">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52">playing</text:span> soon.</text:p>
      <text:p text:style-name="P63"><text:s text:c="3"/>I loaded in my drums, set up in the far corner of the stage, soundchecked with my former housemate Jeff running sound. We <text:span text:style-name="T352">made sure we could get</text:span> into the Airbnb, ate food, got dressed in the green room, hung backstage, played three songs, took an intermission, <text:span text:style-name="T35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5">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5">(</text:span>which were not as good as the ones from the bowling alley.<text:span text:style-name="T355">)</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5">Artsplosure </text:span>park on Blount Street. We walked back to <text:span text:style-name="T355">the Borland</text:span> house, gathered our belongings, headed west <text:span text:style-name="T347">with crazy drivers, passing a horrible pileup just after it had happened.</text:span></text:p>
      <text:p text:style-name="P63"><text:soft-page-break/><text:s text:c="3"/><text:span text:style-name="T347">Hannah called Rachel, and, in the midsts of that conversation, realized she had left her wallet in Raleigh. I pulled over, but we realized we could</text:span><text:span text:style-name="T360">n’t</text:span><text:span text:style-name="T347"> go back due to the pileup anyway. We met Jack and Helen at Lindley Park Filling Station, </text:span><text:span text:style-name="T360">ate lunch, </text:span><text:span text:style-name="T347">got coffees from Tate Street, walked to the cool Magnolia, started heading towards the music building, saw two beautiful orange cats under a tree, walked back to the car.</text:span></text:p>
      <text:p text:style-name="P63"><text:s text:c="3"/><text:span text:style-name="T34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60">jams</text:span>. Hannah and I drove to Downing, picked up her guitar, my basket of clothes, drove to Meyers, put my drums in the Corrolla, brought my things inside.<text:span text:style-name="T96">1213</text:span> </text:p>
      <text:p text:style-name="P64"><text:s text:c="3"/><text:span text:style-name="T348">I ran BRD with Temple, made mooncloth on Kamaka,</text:span><text:span text:style-name="T168">243</text:span><text:span text:style-name="T348"> </text:span><text:span text:style-name="T349">laid in bed, looked at my phone, came close to napping at a couple points, talked to Hannah twice, got dressed.</text:span><text:span text:style-name="T169">721</text:span><text:span text:style-name="T349"> </text:span><text:span text:style-name="T350">I walked to Ingles, bought pizza/grapes/hoppies, went down to Downing, made the pizza, watched two episodes of </text:span><text:span text:style-name="T217">Throwdown</text:span><text:span text:style-name="T350">,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51">took a bit of a nap, looked at my phone, got up, started the kettle and the coffee maker.</text:span><text:span text:style-name="T170">102</text:span><text:span text:style-name="T351"> </text:span><text:span text:style-name="T353">I loitered around Org, laid in bed, made a cenarion herb bag, sold it.</text:span><text:span text:style-name="T171">227</text:span><text:span text:style-name="T353"> </text:span></text:p>
      <text:p text:style-name="P65"><text:s text:c="3"/><text:span text:style-name="T35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4">We watched the new episode of </text:span><text:span text:style-name="T218">Common Side Effects</text:span><text:span text:style-name="T354">, one of </text:span><text:span text:style-name="T218">Great Pottery Throwdown</text:span><text:span text:style-name="T354">,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6">I went back and forth between Orgrimmar and bed, brushed my hair,</text:span><text:span text:style-name="T172">258</text:span><text:span text:style-name="T356"> </text:span><text:span text:style-name="T357">took a bath, felt like I had a solid idea for how to continue my writing, got dressed in an outfit designed for a warm but blustery day.</text:span><text:span text:style-name="T173">331</text:span><text:span text:style-name="T357"> </text:span></text:p>
      <text:p text:style-name="P67"><text:s text:c="3"/><text:span text:style-name="T358">I walked out of </text:span><text:span text:style-name="T367">the</text:span><text:span text:style-name="T358"> house, crossed Brevard to the side with the sidewalk, turned right, went up to the church parking lot, cut through, turned right at Haywood, called Edwin as I was approaching the 240 </text:span><text:soft-page-break/><text:span text:style-name="T358">bridge. He didn’t answer but texted back right away saying he was being quiet in a room with a massage.</text:span></text:p>
      <text:p text:style-name="P67"><text:s text:c="3"/><text:span text:style-name="T358">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8">He said, “Yes, please. Thanks for thinking of me.”</text:span></text:p>
      <text:p text:style-name="P67"><text:s text:c="3"/><text:span text:style-name="T358">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8">Masie, </text:span>used the restroom, ordered a sparkling Mango Devil’s Foot.</text:p>
      <text:p text:style-name="P68"><text:soft-page-break/><text:s text:c="3"/>I greeted Hannah, ate some popcorn, went to order tacos, <text:span text:style-name="T359">greeted Kate </text:span><text:span text:style-name="T371">Barber</text:span><text:span text:style-name="T35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71">Downing</text:span><text:span text:style-name="T359">,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61">laid in bed, looked at my phone until the charge hit 100%, got dressed, walked to the end of my street, realized it was too cold, turned around, took a nap.</text:span><text:span text:style-name="T174">1232</text:span><text:span text:style-name="T361"> </text:span></text:p>
      <text:p text:style-name="P69"><text:s text:c="3"/><text:span text:style-name="T36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71">had </text:span><text:span text:style-name="T362">meant to call me. She said she was talking to her spider named Rust and that Siri </text:span><text:span text:style-name="T371">had done it</text:span><text:span text:style-name="T362">.</text:span></text:p>
      <text:p text:style-name="P70"><text:s text:c="3"/><text:span text:style-name="T362">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1">I decided to walk home, make some lunch, but, as I was passing the library, thought I should look for Lennon Remembers. Hannah called right as I went inside, so I went back out, sat in a sunny patch of </text:span><text:soft-page-break/><text:span text:style-name="T211">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62"><text:s text:c="3"/></text:span><text:span text:style-name="T363">I </text:span><text:span text:style-name="T362">walked to Jersey Mike’s, ordered a mini, ate, walked </text:span><text:span text:style-name="T373">to Meyers</text:span><text:span text:style-name="T362">,</text:span><text:span text:style-name="T175">307</text:span><text:span text:style-name="T362"> </text:span><text:span text:style-name="T364">typed, laid in bed, cleaned the tub, took a nice bath,</text:span><text:span text:style-name="T186">438</text:span><text:span text:style-name="T364"> </text:span><text:span text:style-name="T365">checked all my toons.</text:span><text:span text:style-name="T187">453</text:span><text:span text:style-name="T365"> </text:span></text:p>
      <text:p text:style-name="P70"><text:s text:c="3"/><text:span text:style-name="T366">I laid in bed while Hannah went to the gym, The Purple Planet. She picked me up around 7:30 and we went to Chipotle. She was stiff with a terrible headache, asked if I would be her manager. We went back to Downing, </text:span><text:span text:style-name="T373">where s</text:span><text:span text:style-name="T366">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9">I went to log into WoW, but my subscription had expired, so I started the process of checking on what’s up with the IRS, laid in bed, looked at my phone,</text:span><text:span text:style-name="T188">1159</text:span><text:span text:style-name="T369"> </text:span><text:span text:style-name="T370">left the house, walked downtown, wrote in my notebook:</text:span></text:p>
      <text:p text:style-name="P71"><text:s text:c="3"/><text:span text:style-name="T21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0">211</text:span></text:p>
      <text:p text:style-name="P71"><text:soft-page-break/><text:span text:style-name="T219"><text:s text:c="3"/>I got up, felt tired, decided to walk to Trade &amp; Lore, but, as I went past AVL club, saw Sierra inside. I got a free latte and chatted about the goings ons of the last year </text:span><text:span text:style-name="T223">(</text:span><text:span text:style-name="T219">like AVL Fest, Thomas, hot milk, Greagle Ampitheatre, Outpost.</text:span><text:span text:style-name="T223">)</text:span><text:span text:style-name="T219"> Mr. Whiskers had gotten away from his owner, so we watched </text:span><text:span text:style-name="T221">the</text:span><text:span text:style-name="T219"> clumsy rescue from the sidewalk until some customers showed up, when I sat in the window, fielded a barrage of T&amp;HP texts, wrote in my </text:span><text:span text:style-name="T223">LHS </text:span><text:span text:style-name="T219">notebook.</text:span><text:span text:style-name="T190">335</text:span><text:span text:style-name="T219"> </text:span></text:p>
      <text:p text:style-name="P71"><text:s text:c="3"/><text:span text:style-name="T370">I walked back to Greagitheathre, sat, continued West, crossed over the bridge, sat at the bus stop, noticed it looked smoky on top of the hill, walked to Brew Pump, got an Athletic, sat with Travis/Brian, eventually moved out front with Lamont/Al</text:span><text:span text:style-name="T376">isha</text:span><text:span text:style-name="T370">(?), listened to Jadakiss/Mos Def, walked to Meyers.</text:span><text:span text:style-name="T192">626</text:span><text:span text:style-name="T370"> </text:span></text:p>
      <text:p text:style-name="P71"><text:s text:c="3"/><text:span text:style-name="T372">I talked to Hannah, </text:span><text:span text:style-name="T376">who</text:span><text:span text:style-name="T372"> said she wanted to practice her guitar before getting together, so I laid in bed and looked at my phone until she called again. I left the house on foot, met her at Ingles, bought grapes, two pizzas, vegan ranch. We walked down to </text:span><text:span text:style-name="T376">D</text:span><text:span text:style-name="T372">owning, started the oven, made pizzas, planned a 40</text:span><text:span text:style-name="T193">th</text:span><text:span text:style-name="T372"> birthday party for me at Malvern Hills Park, watched two episodes of </text:span><text:span text:style-name="T222">Throwdown</text:span><text:span text:style-name="T372">,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7">the</text:span> Fursty kit in her car. I told her she’s a good lover even when she’s grumpy, kissed her goodbye, went inside.<text:span text:style-name="T96">924</text:span> <text:span text:style-name="T374">I laid in bed, looked at my phone, got dressed, brushed my teeth,</text:span><text:span text:style-name="T194">1105</text:span><text:span text:style-name="T374"> </text:span><text:span text:style-name="T375">walked to Mamacita’s, Farewell, wrote:</text:span></text:p>
      <text:p text:style-name="P72"><text:s text:c="3"/><text:span text:style-name="T220">I left the house, decided it was a perfect day, got passed up on Brevard by a fast walker blasting emo, overtook them at the Ingles bus stop, walked to the Hop distribution center, had a sit </text:span><text:span text:style-name="T223">in the grass</text:span><text:span text:style-name="T220">, heard from Molly that Dan was having his bday party on the 5</text:span><text:span text:style-name="T191">th</text:span><text:span text:style-name="T220"> but realized I would be in Statesville </text:span><text:soft-page-break/><text:span text:style-name="T220">with Hannah. I walked down to the roundabout, sat in the shade of the sign, talked </text:span><text:span text:style-name="T224">with Sweet Pea on the phone</text:span><text:span text:style-name="T220">. She said she would probably be getting lunch with coworkers. I did a chess puzzle, walked up </text:span><text:span text:style-name="T224">Clingman</text:span><text:span text:style-name="T220">, sat at the bus stop, upset a guy by “sitting like a baby,” walked to the Greagitheatre, had a </text:span><text:span text:style-name="T224">rest</text:span><text:span text:style-name="T220">, did a chess puzzle, peeked inside Bee Thai, decided it was too busy.</text:span></text:p>
      <text:p text:style-name="P72"><text:span text:style-name="T220"><text:s text:c="3"/>I </text:span><text:span text:style-name="T224">went</text:span><text:span text:style-name="T22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0"><text:s text:c="3"/>I walked down to Farewell for the first time, ordered an Americano, sat on the patio, wrote in my notebook,</text:span><text:span text:style-name="T191">215</text:span><text:span text:style-name="T220"> did </text:span><text:span text:style-name="T224">the day’s</text:span><text:span text:style-name="T220"> last chest puzzle, meandered through South Slope, found a cozy encampment, called Billy Keane, learned that his May 2</text:span><text:span text:style-name="T191">nd</text:span><text:span text:style-name="T220"> gig offer </text:span><text:span text:style-name="T224">would be</text:span><text:span text:style-name="T220"> at the Whitewater Center, agreed to do that, walked up to the corner of Hilliard and Ravenscroft, sat in the shade of a dogwood w/ petals falling on my head, texted Ryan </text:span><text:span text:style-name="T224">about Bat Book</text:span><text:span text:style-name="T220">, wrote.</text:span><text:span text:style-name="T191">251</text:span></text:p>
      <text:p text:style-name="P72"><text:span text:style-name="T220"><text:s text:c="3"/></text:span><text:span text:style-name="T375">I walked to Mast General, got car keys from Hannah, met </text:span><text:span text:style-name="T378">GM </text:span><text:span text:style-name="T375">Joey, talked about rudiments, went to the co-op, found some Bronner’s shaving soap and an NA cider, went to the Mast parking lot, drove Hannah’s car to Battery Park, </text:span><text:span text:style-name="T378">idled</text:span><text:span text:style-name="T375"> til 4:00, paid for parking until six, sat on a bench, listened to mid cello music, went to Trade &amp; Lore only to realize it </text:span><text:span text:style-name="T378">had become</text:span><text:span text:style-name="T375"> Rite Rite, only open til three, </text:span><text:span text:style-name="T378">so I </text:span><text:span text:style-name="T375">went to Summit, got an Americano.</text:span></text:p>
      <text:p text:style-name="P72"><text:s text:c="3"/><text:span text:style-name="T37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8">by</text:span><text:span text:style-name="T375"> our break </text:span><text:span text:style-name="T378">time</text:span><text:span text:style-name="T375">, so we went and saw Sierra, got free espresso drinks, walked back, played our second set. Ryan got paid, but it was only 62.50 a person.</text:span></text:p>
      <text:p text:style-name="P72"><text:soft-page-break/><text:s text:c="3"/><text:span text:style-name="T37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8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81">get various thing</text:span>s <text:span text:style-name="T381">in</text:span> <text:span text:style-name="T381">order</text:span> while they checked sounds, then walked around the farm with Hannah, Goldie, Jason looking for cats/horses to pet. Farmhand Lucy unlocked a door <text:span text:style-name="T381">for us </text:span>and out came a beautiful <text:span text:style-name="T381">fluffy black </text:span>cat.</text:p>
      <text:p text:style-name="P75"><text:s text:c="3"/><text:span text:style-name="T381">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8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82">We laid naked for a while, eventually got dressed, walked up to Ingles, got grapes, sandwich </text:span><text:soft-page-break/><text:span text:style-name="T382">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91">the</text:span> coffee while checking my calendar, watching four reels from Jack, two from Hannah, maintaining my <text:span text:style-name="T391">birb</text:span>, chicking an email, playing Wordle (BOOTY in four,) writing.<text:span text:style-name="T96">1158 </text:span>I finished <text:span text:style-name="T391">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9">724</text:span> <text:span text:style-name="T383">I looked at my phone a bit, transcribed from the notebook,</text:span><text:span text:style-name="T195">746</text:span><text:span text:style-name="T383"> </text:span><text:span text:style-name="T384">set up my laptop at the dining room table, made mooncloth, got Tokup to MC, Kamaka back to Org.</text:span><text:span text:style-name="T196">920</text:span><text:span text:style-name="T384"> </text:span></text:p>
      <text:p text:style-name="P76"><text:s text:c="3"/><text:span text:style-name="T385">I did a bit of BRD with Hemi, then MC with Pug House, winnings Aged Core Leather Gloves, some FR plate boots and a blue BOE dagger, which I enchanted with Firey.</text:span><text:span text:style-name="T197">132</text:span><text:span text:style-name="T385"> </text:span></text:p>
      <text:p text:style-name="P76"/>
      <text:p text:style-name="P77">IV.I</text:p>
      <text:p text:style-name="P77"/>
      <text:p text:style-name="P77">Woke, played Wordle (JEWEL in four,) scoured the internet for April Fools jokes, hit the kettle,<text:span text:style-name="T96">915</text:span> <text:span text:style-name="T386">stood around Org, drank coffee, looked at my phone, moving back and forth between the middle bed and the couch until server shutdown,</text:span><text:span text:style-name="T198">958</text:span><text:span text:style-name="T386"> </text:span><text:span text:style-name="T387">looked at my phone on the couch, finished my coffee.</text:span><text:span text:style-name="T199">1034</text:span><text:span text:style-name="T387"> </text:span></text:p>
      <text:p text:style-name="P77"><text:s text:c="3"/><text:span text:style-name="T388">I logged on, did a full Strat run that got pretty painful towards the end, but won an orb and the dance flute, then </text:span><text:span text:style-name="T399">put</text:span><text:span text:style-name="T388"> crusader on Gutgore Ripper, made the big bed, cleaned the kitty litter, fed </text:span><text:soft-page-break/><text:span text:style-name="T388">them, refilled their water bowls,</text:span><text:span text:style-name="T200">204</text:span><text:span text:style-name="T388"> </text:span><text:span text:style-name="T389">packed up my computer/random clothes, closed the windows, walked up to Meyers, set up the Air Hog.</text:span><text:span text:style-name="T201">240</text:span><text:span text:style-name="T389"> </text:span></text:p>
      <text:p text:style-name="P77"><text:s text:c="3"/><text:span text:style-name="T39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90">I said I would walk downtown for food and hoped she would join me for walking/sunshine.</text:span><text:span text:style-name="T202">330</text:span><text:span text:style-name="T390"> I decided on the Vault, ordered a burger w</text:span><text:span text:style-name="T400">ith</text:span><text:span text:style-name="T390"> tots/Coke, hopped over to AVL Club, got an Americano from Sierra, sat in front of the library for a minute, walked to Hummingbird Park, shared my location w/ Hannah, got a call from her, wrote.</text:span><text:span text:style-name="T202">532</text:span><text:span text:style-name="T390"> </text:span></text:p>
      <text:p text:style-name="P77"><text:s text:c="3"/><text:span text:style-name="T390">She pulled up and had to pee, so we </text:span><text:span text:style-name="T400">went</text:span><text:span text:style-name="T390"> to All Day Darling, where I got an Athletic. We </text:span><text:span text:style-name="T400">strolled</text:span><text:span text:style-name="T390"> around Montford, back to the Mast Prius, rode to Downing, looked at Airbnbs for the Roanoke trip, cuddled. She </text:span><text:span text:style-name="T400">started</text:span><text:span text:style-name="T390">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92">I farmed Twilight, tanked Strat Live, winning nothing, ran BRD with Wheaty, got Core Leather Gloves enchanted with 15 agility.</text:span><text:span text:style-name="T203">316</text:span><text:span text:style-name="T392"> </text:span></text:p>
      <text:p text:style-name="P78"><text:s text:c="3"/><text:span text:style-name="T39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4">639</text:span><text:span text:style-name="T393"> </text:span></text:p>
      <text:p text:style-name="P78"><text:s text:c="3"/><text:span text:style-name="T394">I ran BWL with Temple, winning Drake Talon Pauldrons, did Strat Undead with Searchand/Destroy, </text:span><text:soft-page-break/><text:span text:style-name="T394">stood around Org, laid in bed, checked bank alts,</text:span><text:span text:style-name="T205">140</text:span><text:span text:style-name="T394"> </text:span><text:span text:style-name="T395">went to </text:span><text:span text:style-name="T404">sleep</text:span><text:span text:style-name="T395">,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6">farmed Twilight mobs, laid in bed, ran a funny Strat Dead and ended up mainly tanking by the end of it.</text:span><text:span text:style-name="T206">303</text:span><text:span text:style-name="T396"> </text:span></text:p>
      <text:p text:style-name="P79"><text:s text:c="3"/><text:span text:style-name="T397">I cleaned up a bit, ate cold dumplings, took a bath, drove to the LaZoom Room, set up on the bus with Tony, was joined by Sco</text:span><text:span text:style-name="T404">TT</text:span><text:span text:style-name="T397">, Kevin, Charlie, Dulci. We had a painful soundcheck but eventually loaded up the Fortners wedding party, headed out for Highland. We played </text:span><text:span text:style-name="T226">Stand by Me</text:span><text:span text:style-name="T397">, Bruno Mars, </text:span><text:span text:style-name="T226">What’s Up</text:span><text:span text:style-name="T397"> with Jillian riding in the first seat rocking out.</text:span></text:p>
      <text:p text:style-name="P79"><text:s text:c="3"/><text:span text:style-name="T397">Charlie and I went to the field, where he grabbed a beer and I grabbed a hotdog served by his cul-de-sac neighbor. We got back on the bus, reviewed songs, departed, played </text:span><text:span text:style-name="T226">Higher &amp; Higher</text:span><text:span text:style-name="T397">, </text:span><text:span text:style-name="T226">Valerie</text:span><text:span text:style-name="T397">, </text:span><text:span text:style-name="T226">Strawberry Wine</text:span><text:span text:style-name="T397"> while driving through the total destruction, </text:span><text:span text:style-name="T226">Heart of Glass</text:span><text:span text:style-name="T397">, </text:span><text:span text:style-name="T226">Sweet Sweet Baby</text:span><text:span text:style-name="T397">, arrived at New Belgium. </text:span><text:span text:style-name="T398">As </text:span><text:span text:style-name="T404">the bride</text:span><text:span text:style-name="T398"> was getting off the bus, </text:span><text:span text:style-name="T404">she</text:span><text:span text:style-name="T398"> approached Dulci, said, “I really like what you are doing but could you please play some 2010 rock music like The Killers or… I said so in the booking email.”</text:span></text:p>
      <text:p text:style-name="P79"><text:s text:c="3"/><text:span text:style-name="T398">Dulci was upset, which quickly spread to Kevin and eventually Charlie. We listened to a bunch of possibilities, worked on </text:span><text:span text:style-name="T227">Is This It</text:span><text:span text:style-name="T398"> before departing, which we played on the way to the original Wedge. I wanted to walk inside and get an Athletic, but the line was too daunting.</text:span></text:p>
      <text:p text:style-name="P79"><text:s text:c="3"/><text:span text:style-name="T398">We started the final leg with </text:span><text:span text:style-name="T226">Tubthumping</text:span><text:span text:style-name="T397">, </text:span><text:span text:style-name="T398">then turned the ti</text:span><text:span text:style-name="T404">d</text:span><text:span text:style-name="T398">es with </text:span><text:span text:style-name="T226">Pink Pony </text:span><text:span text:style-name="T227">Club.</text:span><text:span text:style-name="T398"> The bride really had her moment despite us thinking it might be too queer a song for the crowd. Thus, they were in the palm of Dulci’s hand for</text:span><text:span text:style-name="T226"> Livin’ on a Prayer.</text:span></text:p>
      <text:p text:style-name="P79"><text:soft-page-break/><text:span text:style-name="T226"><text:s text:c="3"/></text:span><text:span text:style-name="T39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8">I thought about staying in bed or logging onto WoW but decided, despite my tiredness, I would walk. I traded plaid shirt for </text:span><text:span text:style-name="T229">p</text:span><text:span text:style-name="T228">urple hoodie, blue Lems for flops, stuffed notebook in my bag, got my LaZoom cheque out of the car, left the house.</text:span></text:p>
      <text:p text:style-name="P85"><text:s text:c="3"/><text:span text:style-name="T40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5">lawn</text:span><text:span text:style-name="T401">, through downtown to Pack Square, where I sat on a bench and failed a puzzle miserably.</text:span></text:p>
      <text:p text:style-name="P85"><text:s text:c="3"/><text:span text:style-name="T401">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01">Carroty asked if my name was Rocks, which got us talking about Nick at Night, how they were showing Friends/Big Bang Theory. I walked to the park, sat on the rocks, wrote in my LHS notebook.</text:span><text:span text:style-name="T178">1147</text:span><text:span text:style-name="T401"> </text:span></text:p>
      <text:p text:style-name="P85"><text:s text:c="3"/><text:span text:style-name="T40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01"> walked through downtown, sat at the Hatch bar, did a puzzle/Finch, got a sweet couple texts from Hannah,</text:span><text:span text:style-name="T178">1228</text:span><text:span text:style-name="T401"> walked across Hilliard, down Clingman, ran into Collin, who was unloading a moving truck.</text:span></text:p>
      <text:p text:style-name="P85"><text:s text:c="3"/><text:span text:style-name="T401">I sat at the bus stop, did a puzzle, wrote,</text:span><text:span text:style-name="T207">1250</text:span><text:span text:style-name="T401"> walked across the bridge, sat at the bus stop, rewrote the intro to LHS 1.3,</text:span><text:span text:style-name="T178">113</text:span><text:span text:style-name="T288"> </text:span><text:span text:style-name="T401">walked up the hill to WALK, sat at the bar, ordered a little cheeseburger w/ tots and no drink.</text:span><text:span text:style-name="T178">140</text:span></text:p>
      <text:p text:style-name="P85"><text:span text:style-name="T401"><text:s text:c="3"/>I ate, chatted with a British lady, paid $11, walked to Downing, said hello to the cats,</text:span><text:span text:style-name="T207">210</text:span><text:span text:style-name="T401"> went through all of LHS 1.3, made quick edits.</text:span><text:span text:style-name="T178">315</text:span><text:span text:style-name="T401"> </text:span></text:p>
      <text:p text:style-name="P85"><text:s text:c="3"/><text:span text:style-name="T289">I looked for the cats, found them cuddling in the kitchen cabinets, opened my baby Coke, drove up to Meyers, transcribed journal.</text:span><text:span text:style-name="T179">341</text:span><text:span text:style-name="T289"> </text:span></text:p>
      <text:p text:style-name="P85"><text:span text:style-name="T289"><text:s text:c="3"/></text:span><text:span text:style-name="T290">I drove to Hendersonville, parked in front of Mast General, watched a couple mini episodes of </text:span><text:span text:style-name="T402">Sixty Somethings</text:span><text:span text:style-name="T290">,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0"/></text:p>
      <text:p text:style-name="P86"><text:span text:style-name="T287"/></text:p>
      <text:p text:style-name="P87"><text:span text:style-name="T287">IV.V</text:span></text:p>
      <text:p text:style-name="P86"><text:span text:style-name="T287"/></text:p>
      <text:p text:style-name="P86"><text:span text:style-name="T28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7"> </text:span><text:span text:style-name="T291">made mooncloth on Kamaka and checked arcane crystal prices on Tokup.</text:span><text:span text:style-name="T180">1055</text:span></text:p>
      <text:p text:style-name="P86"><text:span text:style-name="T291"><text:s text:c="3"/></text:span><text:span text:style-name="T40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03">”</text:span></text:p>
      <text:p text:style-name="P86"><text:s text:c="3"/><text:span text:style-name="T40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0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03">We arrived in Statesville, parked the car, carried things into the old jail, set them down in the crowded green room. It felt good to be around so many musicians.</text:span></text:p>
      <text:p text:style-name="P86"><text:s text:c="3"/><text:span text:style-name="T403">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03">We drove to our hotel, checked in, went to the room. It smelled terrible, so Hannah got us a different </text:span><text:span text:style-name="T406">one</text:span><text:span text:style-name="T403">, which was even worse. She said she was sure to get a headache, which gave me one. We drove back downtown, went to the old jail, hung out in the green room with historian Rob, dobro Just</text:span><text:span text:style-name="T406">in</text:span><text:span text:style-name="T403"> </text:span><text:soft-page-break/><text:span text:style-name="T403">and Isaac. Hannah played in a cohort with Rob, Mike, Chase. The host was very stiff and boring. He soon admitted being drunk.</text:span></text:p>
      <text:p text:style-name="P86"><text:s text:c="3"/><text:span text:style-name="T403">It had gotten dark outside, which makes me remember how we had hung out in the sun after the earlier cohort where there was a cool vintage clothing truck and a living room under a tent.</text:span></text:p>
      <text:p text:style-name="P86"><text:s text:c="3"/><text:span text:style-name="T403">We sat together and watched another cohort with the Marine, the solo rambler, the straight-haired girl, the drunk host, Bryan on guitar in a recliner and bug-eyed whiskey Mark hosting.</text:span></text:p>
      <text:p text:style-name="P86"><text:s text:c="3"/><text:span text:style-name="T40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07">had left</text:span><text:span text:style-name="T403">, we were the only </text:span><text:span text:style-name="T407">people remaining</text:span><text:span text:style-name="T403">.</text:span></text:p>
      <text:p text:style-name="P86"><text:s text:c="3"/><text:span text:style-name="T40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07">sat outside, </text:span>looked up restaurants while Hannah waited for her latte. She said there would be brunch at the jail, so we went to check that out.</text:p>
      <text:p text:style-name="P88"><text:s text:c="3"/>We didn’t find anything, <text:span text:style-name="T407">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0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08">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87"> </text:span>Suddenly, I ended up writing a poem from words bouncing around the room:</text:p>
      <text:p text:style-name="P88"/>
      <text:p text:style-name="P89">Bone Fear</text:p>
      <text:p text:style-name="P89"><text:span text:style-name="T379"/></text:p>
      <text:p text:style-name="P89"><text:span text:style-name="T379">Writing for class</text:span></text:p>
      <text:p text:style-name="P89"><text:span text:style-name="T379">Hiding back under bleachers</text:span></text:p>
      <text:p text:style-name="P89"><text:span text:style-name="T379">Looking to the right cliché</text:span></text:p>
      <text:p text:style-name="P89"><text:span text:style-name="T379">I profess, profess</text:span></text:p>
      <text:p text:style-name="P89"><text:span text:style-name="T379">A chorus of criticals</text:span></text:p>
      <text:p text:style-name="P89"><text:span text:style-name="T379">Listening for why</text:span></text:p>
      <text:p text:style-name="P89"><text:span text:style-name="T379">Demanding support from a bridge of individuals</text:span></text:p>
      <text:p text:style-name="P89"><text:span text:style-name="T379">For them I fear my healing is selfish</text:span></text:p>
      <text:p text:style-name="P89"><text:span text:style-name="T379">Like they make up a story where</text:span></text:p>
      <text:p text:style-name="P89"><text:span text:style-name="T379">Their truth is something good</text:span></text:p>
      <text:p text:style-name="P89"><text:span text:style-name="T379">Being left on the bone </text:span><text:span text:style-name="T182">250</text:span></text:p>
      <text:p text:style-name="P89"><text:span text:style-name="T182"/></text:p>
      <text:p text:style-name="P89"><text:span text:style-name="T29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2">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2"> </text:span></text:p>
      <text:p text:style-name="P89"><text:span text:style-name="T292"><text:s text:c="3"/></text:span><text:span text:style-name="T293">I ran MC with Temple, winning Drillborer Disk, T1 sholders, ran Ony, winning the 1H axe, ran UBRS with KBN, did some enchants for BCJ.</text:span><text:span text:style-name="T183">1117</text:span><text:span text:style-name="T293"> </text:span></text:p>
      <text:p text:style-name="P89"><text:span text:style-name="T293"/></text:p>
      <text:p text:style-name="P90"><text:span text:style-name="T293">I</text:span><text:span text:style-name="T292">V.VII</text:span></text:p>
      <text:p text:style-name="P90"><text:span text:style-name="T292"/></text:p>
      <text:p text:style-name="P90"><text:span text:style-name="T292">I slept so hard through the rain, woke up, looked at my phone, played Wordle (HAVEN in four,) looked at my phone some more, </text:span><text:span text:style-name="T294">typed/edited LHS 1.4, turned on the coffee maker and the kettle.</text:span><text:span text:style-name="T184">1153</text:span><text:span text:style-name="T294"> </text:span><text:span text:style-name="T295">I logged into WoW, made coffee, edited/printed/pasted journal entries, looked around for a digital copy of </text:span><text:span text:style-name="T380">A Good Visit</text:span><text:span text:style-name="T295">, eventually found it on the iMac, emailed that to myself and downloaded it on the Air.</text:span><text:span text:style-name="T185">138</text:span><text:span text:style-name="T295"> </text:span></text:p>
      <text:p text:style-name="P91"><text:span text:style-name="T295"><text:s text:c="3"/></text:span><text:span text:style-name="T296">Lord knows what I did until 7PM, but that’s when Hannah picked me up. We went to Ingles, got grapes, hop water, CheezIt, fruit. She was upset I had fasted all day. We went down to Downing, made food, watched Common Side Effects, Throw Down, cuddled in bed, talked, slept.</text:span></text:p>
      <text:p text:style-name="P91"><text:span text:style-name="T296"/></text:p>
      <text:p text:style-name="P92"><text:span text:style-name="T292">IV.VIII</text:span></text:p>
      <text:p text:style-name="P92"><text:span text:style-name="T292"/></text:p>
      <text:p text:style-name="P92"><text:span text:style-name="T292">Hannah brought me coffee in bed. I moved to the couch and drank it while she showered and got ready for Knoxville. I got out my laptop for WoW, but it was maintenance day, and scheduled to be an eight-hour one at that. I ate grapes, pooped, looked at my phone, wondered what to do with myself.</text:span><text:span text:style-name="T182">1117</text:span><text:span text:style-name="T29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8T11:17:31.655419776</dc:date>
    <meta:editing-duration>P188DT22H20M50S</meta:editing-duration>
    <meta:editing-cycles>1276</meta:editing-cycles>
    <meta:generator>LibreOffice/24.2.5.2$MacOSX_X86_64 LibreOffice_project/bffef4ea93e59bebbeaf7f431bb02b1a39ee8a59</meta:generator>
    <meta:print-date>2025-04-07T13:07:10.338348281</meta:print-date>
    <meta:document-statistic meta:table-count="0" meta:image-count="0" meta:object-count="0" meta:page-count="46" meta:paragraph-count="346" meta:word-count="14819" meta:character-count="81681" meta:non-whitespace-character-count="66525"/>
  </office:meta>
</office:document-meta>
</file>